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font-name="Times New Roman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6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7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8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8</text:p>
      <text:p text:style-name="P2">Month<text:tab/><text:tab/><text:tab/><text:tab/><text:tab/><text:tab/></text:p>
      <text:p text:style-name="P2">Year<text:tab/><text:tab/><text:tab/><text:tab/><text:tab/><text:tab/>1888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ullfights; Celaya (Guanajuato, Mexico)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Celaya, Mexico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119" is written in pencil and circled in the top right corner of the page.]</text:p>
      <text:p text:style-name="P5">On the bull fight at Celaya (Mexico)/ in honor of Easter Sunday. 88/</text:p>
      <text:p text:style-name="P5"/>
      <text:p text:style-name="P4">[Page 1]</text:p>
      <text:p text:style-name="P4">Brethren. <text:s/>Last Thursday in reading the morning/ papers, I fully realized the meaning of a sentence in/ Hosea, as Rabbinically commented on. <text:s/>The prophet/ so addresses his contemporaries [Hebrew]/ "O Israel, rejoice not <text:span text:style-name="T1">according to</text:span><text:span text:style-name="T3"> after the manner of other people's pleasure."/ <text:s/>By what are Hebrew festivities distinguished? <text:s/>Ask/ some Talmudists, and the answer returned is </text:span><text:span text:style-name="T1">by no means</text:span><text:span text:style-name="T3"> in </text:span><text:span text:style-name="T1">but</text:span><text:span text:style-name="T3"> truth not/ a message concocted by national vanity always repre-/-hensible, not a fabricating a groundless boast deserving public cen-/-sure, but a reply as is based on the unshaken found-/-ations of history. <text:s/>Hebrews celebrate their holidays/ conformably to the dictates of a religious sentiment and/ a national instinct; precisely as the sages express/ it [Hebrew] neither wholly ascetically, nor wholly materially. <text:s/>They do not devote the time en-/-tirely to </text:span><text:span text:style-name="T1">ascetic</text:span><text:span text:style-name="T3"> devotional practices, like anchorites, nor do they/ yeild[sic!] it like sybarites altogether to the cravings of the palate/ and the gratification of the senses. <text:s/>Hebrews/ understand that God has endowed His creatures with/ an intellectual soul which does need</text:span><text:span text:style-name="T1">s</text:span><text:span text:style-name="T3"> spiritual food,/ but they are alive to the fact that He has also given/ them bodily promptings, which dare not be overlooked./</text:span></text:p>
      <text:p text:style-name="P6"/>
      <text:p text:style-name="P6">[Page 2]</text:p>
      <text:p text:style-name="P4"><text:span text:style-name="T3">That correct impression, the idea that it becomes as to attend to both those wants, strengthened by the </text:span><text:soft-page-break/><text:span text:style-name="T1">experience</text:span><text:span text:style-name="T3"> lessons/ of ages past, leads observant Israelites aright. <text:s/>Thus, prayers and/ thanksgiving, meditations and righteous resolves do not/ prelude a family repast richer than ordinarily on holiday, accord-/ing to God's </text:span><text:span text:style-name="T1">gifts</text:span><text:span text:style-name="T3"> bounties, and an agreeable interchange of/ friendly visits. <text:s/>Necessary as the Synagogue un-/-doubtedly is to </text:span><text:span text:style-name="T1">keep alive</text:span><text:span text:style-name="T3"> quicken the nobler part of our being--/our Divine aspirations--, still the </text:span><text:span text:style-name="T1">home</text:span><text:span text:style-name="T3"> pleasurable gatherings at home and/ the kindly intercourse abroad, are essential, as </text:span><text:span text:style-name="T1">highly it directly</text:span><text:span text:style-name="T3">/ preeminently calculated to foster domestic affections and human/ sociability. <text:s/>Perhaps, the festival in which/ </text:span><text:span text:style-name="T1">those</text:span><text:span text:style-name="T3"> many healthful features combine and are most clearly set to view,/ is the last, just solemnized throughout Israel,/ and I have but profound pity for my brethren born in/ the faith, who find it more sensible to spend the/ evening of the fourteenth of Nisan at a </text:span><text:span text:style-name="T4">soir</text:span><text:span text:style-name="T5">é</text:span><text:span text:style-name="T6">e</text:span><text:span text:style-name="T7">, than/ in </text:span><text:span text:style-name="T2">raising</text:span><text:span text:style-name="T7"> attuning our children's hearts to sing hymns and psalmody </text:span><text:span text:style-name="T2">to</text:span><text:span text:style-name="T7"> in honor of the Redeemer of/ the oppressed. <text:s/>I grieve over those who let every day/ of the Passover week glide by unnoticed and </text:span><text:span text:style-name="T2">unhonored</text:span><text:span text:style-name="T7"> disowned./ <text:s/>Without claiming the gift of prophecy, I predict that the/ progeny of such, reared to look on the memorials of a mar-/vellous post as sheer stolidity, will shape their future/</text:span></text:p>
      <text:p text:style-name="P7"/>
      <text:p text:style-name="P7">[Page 3]</text:p>
      <text:p text:style-name="P7">in a mould neither godly nor blissful./</text:p>
      <text:p text:style-name="P4"><text:span text:style-name="T7">But my object this sabbath is not to </text:span><text:span text:style-name="T2">offer</text:span><text:span text:style-name="T7"> admonish./ <text:s/>Deeply as I lament the </text:span><text:span text:style-name="T2">growing evil to my faith, result-</text:span><text:span text:style-name="T7"> menace against our religion, offered/ </text:span><text:span text:style-name="T2">-ing from</text:span><text:span text:style-name="T7"> by the heedlessness of some whom I would delight/ to acknowledge as </text:span><text:span text:style-name="T2">believing brethren</text:span><text:span text:style-name="T7"> loyal Hebrews, I must forbear/ chiding, when I simply wish to explain. <text:s/>Last Sunday/ was Easter, invariably held on the first day of the week/ after the full moon of Nisan. <text:s/>The </text:span><text:span text:style-name="T2">celebrated</text:span><text:span text:style-name="T7"> renowned French/ Orientalist--Joseph Ernest Renan--whom none will/ accuse of holding traditional Judaism in undue reverence,/ wrote this: "The establishment of the Church can have/ a </text:span><text:span text:style-name="T2">meaning</text:span><text:span text:style-name="T7"> significance only </text:span><text:span text:style-name="T2">by a reference to</text:span><text:span text:style-name="T7"> in connection with the Synagogue, which/ existed already in countries bordering on the Mediterranean,/ when Paul and the other apostles took up their mission."/ <text:s/>All know that the feast of the unleavened bread was then common to/ the followers of the new creed as to those of the mother/ belief. <text:s/></text:span><text:span text:style-name="T2">In conformity with</text:span><text:span text:style-name="T7"> Pursuant to the example of the founder/ of Christianity, as reported in the New Testament,/ the celebration continued at the same time, till policy/ dictated a separation, not contemplated by the man/ of Nazareth, and not at all conducive to the moral/</text:span></text:p>
      <text:p text:style-name="P7"/>
      <text:p text:style-name="P7">[Page 4]</text:p>
      <text:p text:style-name="P4"><text:span text:style-name="T7">advantage of his adherents. <text:s/>After various at-/-tempts at a final break with Mosaism, in order to/ open a channel for the inflowing of gentilism, the/ Synod at Anteochia, in the middle of the fourth cen-/-tury, issued this injunction: "If any head of the church,/ bishop, priest or deacon shall dare after this decree/ is made known, to act at pleasure, misleading peoples/ and disturbing churches, by keeping the pascha or Pesach (feast) with/ the Jews, this holy synod adjudges him from now a/ stranger to the Church, and as one who is not only/ himself a sinner, but one who lays a stumbling block/ in the way of many." <text:s/>Easter of heathen origin, sup-/-planted then the Jewish Passover. <text:s/>But </text:span><text:span text:style-name="T2">Now,</text:span><text:span text:style-name="T7">/ fellow Israelites, consider at what cost Christianity/ severed every connection with the religion from which/ it sprung. <text:s/>I </text:span><text:span text:style-name="T2">have no reference to</text:span><text:span text:style-name="T7"> shall say nothing of novel dogmas bewildering/ </text:span><text:span text:style-name="T2">defilling</text:span><text:span text:style-name="T7"> repugnant to reason, </text:span><text:span text:style-name="T2">ever t</text:span><text:span text:style-name="T7"> as the coexistence of a triune god, nor of ceremonies inexplicable as the/ transubstantiation./ <text:s/>I have no desire indeed to cast reflections on my neigh-/-bors' belief. <text:s/>My feelings and the teachings I have im-/-bibed demand that I shall respect those who ho-/-nestly hold doctrinal opinions to which my mind/ cannot assent. <text:s/>But I feel justified in/</text:span></text:p>
      <text:p text:style-name="P7"/>
      <text:p text:style-name="P7">[Page 5]</text:p>
      <text:p text:style-name="P4"><text:span text:style-name="T7">asserting that, viewed even from a moral standpoint,/ the severance did not benefit society at large as intended. <text:s/>The/ ethical code which Christianity borrowed from Ju-/-daism and on which it claims to have improved,/ </text:span><text:span text:style-name="T2">does not</text:span><text:span text:style-name="T7"> while it </text:span><text:span text:style-name="T2">on improving</text:span><text:span text:style-name="T7"> did improve holy theists immensely, it did not </text:span><text:soft-page-break/><text:span text:style-name="T2">altogether</text:span><text:span text:style-name="T7"> effectually guard its own followers </text:span><text:span text:style-name="T2">altogether from</text:span><text:span text:style-name="T7"> from a taint of heathenish/ indulgences. <text:s/>Greek and Roman </text:span><text:span text:style-name="T2">rude</text:span><text:span text:style-name="T7"> practices/ of a rude character still cling to them. <text:s/>I have often protested in/ the name of our religion--which is humanity--against/ games in which the brutal side of human nature/ is shamelessly exhibited, but </text:span><text:span text:style-name="T2">last</text:span><text:span text:style-name="T7"> on Thursday morning in reading/ what happened at Celaya in Mexico last Sunday--/ Easter Sunday--I </text:span><text:span text:style-name="T2">was</text:span><text:span text:style-name="T7"> asked myself whether this is the enlightened 19th century of the Christian era, so horrified I was. <text:s/></text:span><text:span text:style-name="T2">It</text:span><text:span text:style-name="T7"> The shocking event must have/ attracted your attention. <text:s/>The festival which the/ Christians of early ages celebrated with us by eating/ the commemorative "bread of affliction" [Hebrew] and by singing/ hosannas to the heavenly Liberator, was devoted there/ to a barbaric sport of pagan origin, to a fight between </text:span><text:span text:style-name="T2">men</text:span><text:span text:style-name="T7"> savagely/ trained men and infuriated bulls. <text:s/>What ensued you/ have learned. <text:s/>Even convicts must participate in/ the </text:span><text:span text:style-name="T2">cruel pasttime</text:span><text:span text:style-name="T7"> horrid diversion, because it is national, forsooth!/ and try to make good their escape, set the </text:span><text:span text:style-name="T2">spot</text:span><text:span text:style-name="T7"> enclosure/ where thousands had gathered on fire./</text:span></text:p>
      <text:p text:style-name="P4"><text:span text:style-name="T7"/></text:p>
      <text:p text:style-name="P4"><text:span text:style-name="T7">[Page 6]</text:span></text:p>
      <text:p text:style-name="P4"><text:span text:style-name="T7">It soon devoured the lives of helpless women and/ children, while the </text:span><text:span text:style-name="T2">horrid animals</text:span><text:span text:style-name="T7"> enraged beasts rendered more/ fierce by the crackling of the flames and by the/ unbearable heat, gored many of the spectators to death. <text:s/>A carnage was perpetrated. <text:s/>Report/ tells that "the best society was in attendance," but/ the worst society in Israel would not </text:span><text:span text:style-name="T2">conceive</text:span><text:span text:style-name="T7"> think it/ </text:span><text:span text:style-name="T2">possible</text:span><text:span text:style-name="T7"> conceivable to </text:span><text:span text:style-name="T2">so</text:span><text:span text:style-name="T7"> thus observe one of our festivals. <text:s/>Such/ a catastrophe under such revolting circumstances/ would be a impossibility, it/ could never occur among "the people of the God/ of Abraham" [Hebrew]. <text:s/></text:span><text:span text:style-name="T2">Rightly</text:span><text:span text:style-name="T7"> Fervently we may/ repeat </text:span><text:span text:style-name="T2">with fervor</text:span><text:span text:style-name="T7"> the daily prayer </text:span><text:span text:style-name="T2">of our</text:span><text:span text:style-name="T7"> the olden ritual [Hebrew]/ "Blessed be our God who created us to attest His/ glory and </text:span><text:span text:style-name="T2">separated</text:span><text:span text:style-name="T7"> set us apart from those who are in/ error, and gave us a true Law, in which He im-/-planted a life eternal." <text:s/>Deny it who will,/ but the Torah has been the salt that kept our/ hearts undecayed. <text:s/>The more </text:span><text:span text:style-name="T2">who</text:span><text:span text:style-name="T7"> we shall ponder/ on it, and the closer we shall </text:span><text:span text:style-name="T2">observe</text:span><text:span text:style-name="T7"> cleave to it, the gentler,/ the kinder will our nature be. <text:s/>Not as a boast/ I say so, but in acknowledgment of deep gra-/-titude to the heavenly Being, who inspired our/</text:span></text:p>
      <text:p text:style-name="P4"><text:span text:style-name="T7"/></text:p>
      <text:p text:style-name="P4"><text:span text:style-name="T7">[Page 7]</text:span></text:p>
      <text:p text:style-name="P4"><text:span text:style-name="T7">Moses and our prophets, and endowed our/ Sages with wisdom to instruct us nobly./ <text:s/>Far be from me to gainsay what is patient. <text:s/>The/ moral legislation of Sinai has taken a deep root/ among our fellow creatures of a newer creed. <text:s/>There/ are Christians, who shrink with horror equally/ as ourselves at the sight of the brutality I have/ described. <text:s/>There are Christians overflowing with/ compassion, even for lower </text:span><text:span text:style-name="T2">creatures</text:span><text:span text:style-name="T7"> animals; men and women/--innumerable--ever ready to lend a helping hand/ to elevate and protect and alleviate sufferings, but/ what is generally titled "Christian Charity" is by/ priority of birth, Jewish. <text:s/>This I am anxious/ to impress upon all; I must </text:span><text:span text:style-name="T2">and to</text:span><text:span text:style-name="T7"> assure my young fellow believers that/ no improvement can be made on the guiding principles of the faith which/ teaches that [Hebrew] <text:s/>God's trhone[sic!]/ stands on righteousness and justice, and that loving kindness/ and truth will </text:span><text:span text:style-name="T2">stand before His face</text:span><text:span text:style-name="T7"> enjoy the radiance of God's countenance, or as the Rabbis/ put it [Hebrew] "the precepts/ were intended only to humanize </text:span><text:span text:style-name="T2">the</text:span><text:span text:style-name="T7"> earthly creatures."/ <text:s/>To this fact broad minded non-Israelites have often/ testified, and none perhaps more </text:span><text:span text:style-name="T2">emphatically</text:span><text:span text:style-name="T7"> willingly/</text:span></text:p>
      <text:p text:style-name="P4"><text:span text:style-name="T7"/></text:p>
      <text:p text:style-name="P4"><text:span text:style-name="T7">[Page 8]</text:span></text:p>
      <text:p text:style-name="P4"><text:span text:style-name="T7">than the eminent jurist, whose demise elicited/ expressions of sorrow in our courts, on Wednesday last, and whose panegyric will be pronounced today/ Benjamin Harris Brewster was alike genial </text:span><text:span text:style-name="T6">and</text:span><text:span text:style-name="T7">/ liberal, and whenever occasions presented themselves to/ do us justice, he eagerly seized them. <text:s/></text:span><text:span text:style-name="T2">Standing</text:span><text:span text:style-name="T7"> Raised loft-/-ily in his legal profession </text:span><text:span text:style-name="T2">so that he</text:span><text:span text:style-name="T7"> by natural talents, so as to </text:span><text:span text:style-name="T2">deservedly</text:span><text:span text:style-name="T7"> popularly win the position/ of attorney general of Pennsylvania; enjoying at/ one time the confidence of the President of the/ United States, who appointed him counsellor in/ the interest of the Republic, </text:span><text:span text:style-name="T2">loyal</text:span><text:span text:style-name="T7"> lawyer Brewster/ did not </text:span><text:span text:style-name="T2">refuse</text:span><text:span text:style-name="T7"> grow proud and deny the use of his </text:span><text:span text:style-name="T2">talents</text:span><text:span text:style-name="T7"> capacities in behalf/ of </text:span><text:soft-page-break/><text:span text:style-name="T7">institutions of burning and beneficence. <text:s/>Rich/ in expressions, graceful in diction, flowery in style and/ witty withal his eloquence was sought after, and the Israe-/-lites of this city </text:span><text:span text:style-name="T2">enjoyed it as well as others</text:span><text:span text:style-name="T7"> appreciatively availed themselves there</text:span><text:span text:style-name="T2">with</text:span><text:span text:style-name="T7">of./ <text:s/>I can recall the time when he spoke at banquets/ in aid of the Hebrew Education Society, and he/ was heard also acceptably at the </text:span><text:span text:style-name="T2">hall</text:span><text:span text:style-name="T7"> monthly entertainments of the Young Men's/ Hebrew Association. <text:s/>I gladly own our indebtedness/ to the noble hearted </text:span><text:span text:style-name="T2">departed</text:span><text:span text:style-name="T7"> citizen of Philadelphia, now departed from our midst,/ and pray that his generous instincts may secure for/ his soul the bounties of heaven in the </text:span><text:span text:style-name="T2">of beatitude</text:span><text:span text:style-name="T7"> world of forgiveness and bliss./</text:span></text:p>
      <text:p text:style-name="P4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3T15:25:33.68</meta:creation-date>
    <dc:date>2012-08-14T11:36:43.56</dc:date>
    <dc:creator>Penn Libraries</dc:creator>
    <meta:editing-duration>PT00H43M51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0" meta:word-count="1910" meta:character-count="12009"/>
  </office:meta>
</office:document-meta>
</file>